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80000010836E01AED.png"/>
  <manifest:file-entry manifest:media-type="image/png" manifest:full-path="Pictures/100000000000044C00000712E168F948.png"/>
  <manifest:file-entry manifest:media-type="image/png" manifest:full-path="Pictures/10000200000000DC000000E6CEA71289.png"/>
  <manifest:file-entry manifest:media-type="image/png" manifest:full-path="Pictures/100002000000020B000001C957C6872A.png"/>
  <manifest:file-entry manifest:media-type="image/png" manifest:full-path="Pictures/10000000000000200000006582429D67.png"/>
  <manifest:file-entry manifest:media-type="image/png" manifest:full-path="Pictures/10000201000006D300000632899566B1.png"/>
  <manifest:file-entry manifest:media-type="image/png" manifest:full-path="Pictures/1000000000000244000002BFFB7421B2.png"/>
  <manifest:file-entry manifest:media-type="image/png" manifest:full-path="Pictures/100000000000032B000004785A1D20D9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_20_concave" draw:fill="none" draw:textarea-horizontal-align="center" draw:textarea-vertical-align="middle"/>
    </style:style>
    <style:style style:name="gr3" style:family="graphic">
      <style:graphic-properties draw:stroke="solid" svg:stroke-width="0.026cm" svg:stroke-color="#808080" draw:marker-start="msArrowOvalEnd_20_5" draw:marker-start-width="0.21cm" draw:marker-start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solid" svg:stroke-width="0.026cm" svg:stroke-color="#80808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list-style-name="L1">
      <style:graphic-properties draw:stroke="none" draw:fill="none" draw:fill-color="#bbe0e3" draw:textarea-horizontal-align="justify" draw:textarea-vertical-align="top" draw:auto-grow-height="true" fo:min-height="1.015cm" fo:padding-top="0.13cm" fo:padding-bottom="0.13cm" fo:padding-left="0.25cm" fo:padding-right="0.25cm" fo:wrap-option="wrap" draw:shadow="hidden" draw:shadow-color="#808080"/>
    </style:style>
    <style:style style:name="gr6" style:family="graphic" style:list-style-name="L1">
      <style:graphic-properties draw:stroke="none" draw:fill="none" draw:fill-color="#bbe0e3" draw:textarea-horizontal-align="justify" draw:textarea-vertical-align="top" draw:auto-grow-height="true" fo:min-height="1.015cm" fo:padding-top="0.13cm" fo:padding-bottom="0.13cm" fo:padding-left="0.25cm" fo:padding-right="0.25cm" fo:wrap-option="wrap" draw:shadow="hidden" draw:shadow-color="#808080"/>
    </style:style>
    <style:style style:name="gr7" style:family="graphic" style:list-style-name="L1">
      <style:graphic-properties draw:stroke="none" draw:fill="none" draw:fill-color="#bbe0e3" draw:textarea-horizontal-align="justify" draw:textarea-vertical-align="top" draw:auto-grow-height="true" fo:min-height="0.508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objectwithoutfill">
      <style:graphic-properties draw:marker-start="Circle" draw:marker-end="Arrow_20_concave" draw:fill="none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list-style-name="L1">
      <style:graphic-properties draw:stroke="none" draw:fill="solid" draw:fill-color="#ffffff" draw:textarea-horizontal-align="justify" draw:textarea-vertical-align="top" draw:auto-grow-height="true" fo:min-height="0.6cm" fo:padding-top="0cm" fo:padding-bottom="0cm" fo:padding-left="0cm" fo:padding-right="0cm" fo:wrap-option="wrap" draw:shadow="hidden" draw:shadow-color="#808080"/>
    </style:style>
    <style:style style:name="gr11" style:family="graphic">
      <style:graphic-properties style:protect="size"/>
    </style:style>
    <style:style style:name="gr12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>
      <style:graphic-properties draw:visible-area-left="0cm" draw:visible-area-top="0cm" draw:visible-area-width="0.925cm" draw:visible-area-height="2.195cm" draw:ole-draw-aspect="1"/>
    </style:style>
    <style:style style:name="gr14" style:family="graphic">
      <style:graphic-properties draw:visible-area-left="0cm" draw:visible-area-top="0cm" draw:visible-area-width="1.164cm" draw:visible-area-height="2.328cm" draw:ole-draw-aspect="1"/>
    </style:style>
    <style:style style:name="gr1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6" style:family="graphic">
      <style:graphic-properties draw:stroke="solid" svg:stroke-width="0.053cm" svg:stroke-color="#808080" draw:marker-end="msArrowStealthEnd_20_5" draw:marker-end-width="0.21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>
      <style:graphic-properties draw:stroke="solid" svg:stroke-width="0.035cm" svg:stroke-color="#80808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>
      <style:graphic-properties draw:stroke="solid" svg:stroke-width="0.053cm" svg:stroke-color="#808080" draw:marker-end="msArrowStealth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6cm" fo:text-align="center" fo:text-indent="0cm"/>
    </style:style>
    <style:style style:name="P4" style:family="paragraph">
      <style:paragraph-properties fo:margin-left="0cm" fo:margin-right="0cm" fo:line-height="0.6cm" fo:text-align="center" fo:text-indent="0cm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80%" fo:text-indent="0cm"/>
    </style:style>
    <style:style style:name="P10" style:family="paragraph">
      <style:paragraph-properties fo:margin-left="0cm" fo:margin-right="0cm" fo:margin-top="0.238cm" fo:margin-bottom="0cm" fo:line-height="100%" fo:text-indent="0cm"/>
    </style:style>
    <style:style style:name="P11" style:family="paragraph">
      <style:paragraph-properties fo:margin-left="0cm" fo:margin-right="0cm" fo:margin-top="0.079cm" fo:margin-bottom="0cm" fo:line-height="100%" fo:text-indent="0cm"/>
    </style:style>
    <style:style style:name="P12" style:family="paragraph">
      <style:paragraph-properties fo:margin-left="0cm" fo:margin-right="0cm" fo:margin-top="0.185cm" fo:margin-bottom="0cm" fo:line-height="100%" fo:text-indent="0cm"/>
    </style:style>
    <style:style style:name="P13" style:family="paragraph">
      <style:paragraph-properties fo:margin-left="0cm" fo:margin-right="0cm" fo:margin-top="0.396cm" fo:margin-bottom="0cm" fo:line-height="80%" fo:text-indent="0cm"/>
    </style:style>
    <style:style style:name="P14" style:family="paragraph">
      <style:paragraph-properties fo:margin-left="0cm" fo:margin-right="0cm" fo:line-height="80%" fo:text-align="center" fo:text-indent="0cm"/>
    </style:style>
    <style:style style:name="T1" style:family="text">
      <style:text-properties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Wingdings" style:font-pitch="variable" style:font-charset="x-symbol" fo:font-size="80pt" style:font-size-asian="80pt" style:font-size-complex="80pt"/>
    </style:style>
    <style:style style:name="T3" style:family="text">
      <style:text-properties fo:font-family="Wingdings" style:font-pitch="variable" style:font-charset="x-symbol" fo:font-size="40pt" style:font-size-asian="40pt" style:font-size-complex="40pt"/>
    </style:style>
    <style:style style:name="T4" style:family="text">
      <style:text-properties fo:font-family="Wingdings" style:font-pitch="variable" style:font-charset="x-symbol" fo:font-size="28pt" style:font-size-asian="28pt" style:font-size-complex="28pt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6pt" style:font-size-asian="6pt" style:font-size-complex="6pt"/>
    </style:style>
    <style:style style:name="T7" style:family="text">
      <style:text-properties fo:font-family="'Comic Sans MS'" style:font-family-generic="script" style:font-pitch="variable" fo:font-size="14pt" style:font-size-asian="14pt" style:font-size-complex="14pt"/>
    </style:style>
    <style:style style:name="T8" style:family="text">
      <style:text-properties fo:color="#000000" fo:font-family="'Comic Sans MS'" style:font-family-generic="script" style:font-pitch="variable"/>
    </style:style>
    <text:list-style style:name="L1">
      <text:list-level-style-bullet text:level="1" text:bullet-char="•">
        <style:list-level-properties/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oy" draw:style-name="gr1" draw:text-style-name="P1" draw:layer="layout" svg:width="6.866cm" svg:height="9.684cm" svg:x="9.265cm" svg:y="4.683cm">
          <draw:image xlink:href="Pictures/100000000000032B000004785A1D20D9.png" xlink:type="simple" xlink:show="embed" xlink:actuate="onLoad">
            <text:p/>
          </draw:image>
        </draw:frame>
        <draw:path draw:style-name="gr2" draw:layer="layout" svg:width="6.477cm" svg:height="5.168cm" draw:transform="skewX (3.18364518489265E-017) rotate (0.348716784548401) translate (8.59999998003568cm 4.49999994508886cm)" svg:viewBox="0 0 6478 5169" svg:d="m0 14335c11705 0 3973 5169 3973 5169">
          <text:p/>
        </draw:path>
        <draw:line draw:style-name="gr3" draw:text-style-name="P1" draw:layer="layout" svg:x1="14.07cm" svg:y1="8.043cm" svg:x2="17.1cm" svg:y2="7cm">
          <text:p/>
        </draw:line>
        <draw:custom-shape draw:style-name="gr4" draw:text-style-name="P2" draw:layer="layout" svg:width="4.021cm" svg:height="3.81cm" svg:x="16.487cm" svg:y="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5cm" svg:y1="9cm" svg:x2="8.5cm" svg:y2="6.5cm">
          <text:p/>
        </draw:line>
        <draw:custom-shape draw:style-name="gr4" draw:text-style-name="P2" draw:layer="layout" svg:width="3.81cm" svg:height="3.599cm" svg:x="5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8.255cm" svg:x2="17.357cm" svg:y2="11.43cm">
          <text:p/>
        </draw:line>
        <draw:custom-shape draw:style-name="gr4" draw:text-style-name="P2" draw:layer="layout" svg:width="3.387cm" svg:height="3.175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633cm" svg:height="2.751cm" svg:x="16.933cm" svg:y="10.372cm">
          <draw:image xlink:href="Pictures/10000200000000DC000000E6CEA71289.png" xlink:type="simple" xlink:show="embed" xlink:actuate="onLoad">
            <text:p/>
          </draw:image>
        </draw:frame>
        <draw:frame draw:style-name="gr1" draw:text-style-name="P1" draw:layer="layout" svg:width="4.022cm" svg:height="3.087cm" svg:x="5.153cm" svg:y="3.44cm">
          <draw:image xlink:href="Pictures/10000200000001580000010836E01AED.png" xlink:type="simple" xlink:show="embed" xlink:actuate="onLoad">
            <text:p/>
          </draw:image>
        </draw:frame>
        <draw:custom-shape draw:style-name="gr5" draw:text-style-name="P4" draw:layer="layout" svg:width="4.445cm" svg:height="1.461cm" draw:transform="rotate (0.0656243798749744) translate (5.225cm 4.945cm)">
          <text:p text:style-name="P3"><text:span text:style-name="T1">BLUETOOTH INTERFACE</text:span></text:p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4cm" svg:height="1.275cm" svg:x="16.6cm" svg:y="7.92cm">
          <text:p text:style-name="P5"><text:span text:style-name="T1">MOBILE DEVICE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4.233cm" svg:height="0.768cm" svg:x="16.087cm" svg:y="13.335cm">
          <text:p text:style-name="P5"><text:span text:style-name="T1">INPUT DEVICE</text:span></text:p>
          <draw:enhanced-geometry svg:viewBox="0 0 21600 21600" draw:type="mso-spt202" draw:enhanced-path="M 0 0 L 21600 0 21600 21600 0 21600 0 0 Z N"/>
        </draw:custom-shape>
        <draw:frame draw:name="j" draw:style-name="gr1" draw:text-style-name="P1" draw:layer="layout" svg:width="0.211cm" svg:height="0.679cm" svg:x="11.642cm" svg:y="13.714cm">
          <draw:image xlink:href="Pictures/10000000000000200000006582429D67.png" xlink:type="simple" xlink:show="embed" xlink:actuate="onLoad">
            <text:p/>
          </draw:image>
        </draw:frame>
        <draw:path draw:style-name="gr8" draw:layer="layout" svg:width="5.798cm" svg:height="3.246cm" draw:transform="rotate (-2.70176968208671) translate (12.9000000033381cm 8.20000000709387cm)" svg:viewBox="0 0 5799 3247" svg:d="m0-25824c9394 0 4551 3246 4551 3246">
          <text:p/>
        </draw:path>
        <draw:frame draw:style-name="gr9" draw:text-style-name="P7" draw:layer="layout" svg:width="1.25cm" svg:height="2.06cm" svg:x="13.996cm" svg:y="2.212cm">
          <draw:image xlink:href="Pictures/100000000000044C00000712E168F948.png" xlink:type="simple" xlink:show="embed" xlink:actuate="onLoad">
            <text:p/>
          </draw:image>
        </draw:frame>
        <draw:custom-shape draw:style-name="gr10" draw:text-style-name="P6" draw:layer="layout" svg:width="3cm" svg:height="0.6cm" svg:x="5.3cm" svg:y="8.192cm">
          <text:p text:style-name="P5"><text:span text:style-name="T1">commands</text:span></text:p>
          <draw:enhanced-geometry svg:viewBox="0 0 21600 21600" draw:type="mso-spt202" draw:enhanced-path="M 0 0 L 21600 0 21600 21600 0 21600 0 0 Z N"/>
        </draw:custom-shape>
        <draw:frame draw:style-name="gr9" draw:text-style-name="P7" draw:layer="layout" svg:width="4.5cm" svg:height="4.09cm" svg:x="16.127cm" svg:y="4.072cm">
          <draw:image xlink:href="Pictures/10000201000006D300000632899566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gbmenu" draw:style-name="gr1" draw:text-style-name="P1" draw:layer="layout" svg:width="4.912cm" svg:height="5.953cm" svg:x="9.737cm" svg:y="2.963cm">
          <draw:image xlink:href="Pictures/1000000000000244000002BFFB7421B2.png" xlink:type="simple" xlink:show="embed" xlink:actuate="onLoad">
            <text:p/>
          </draw:image>
        </draw:frame>
        <draw:frame draw:name="arrows" draw:style-name="gr1" draw:text-style-name="P1" draw:layer="layout" svg:width="4.428cm" svg:height="3.867cm" svg:x="9.948cm" svg:y="9.3cm">
          <draw:image xlink:href="Pictures/100002000000020B000001C957C6872A.png" xlink:type="simple" xlink:show="embed" xlink:actuate="onLoad">
            <text:p/>
          </draw:image>
        </draw:frame>
        <draw:custom-shape draw:style-name="gr12" draw:text-style-name="P2" draw:layer="layout" svg:width="2.432cm" svg:height="3.647cm" svg:x="10.926cm" svg:y="11.809cm">
          <text:p text:style-name="P8"><text:span text:style-name="T2">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7cm" svg:height="1.954cm" svg:x="11.462cm" svg:y="7.999cm">
          <text:p text:style-name="P8"><text:span text:style-name="T3"></text:span></text:p>
          <draw:enhanced-geometry svg:viewBox="0 0 21600 21600" draw:type="rectangle" draw:enhanced-path="M 0 0 L 21600 0 21600 21600 0 21600 0 0 Z N"/>
        </draw:custom-shape>
        <draw:frame draw:style-name="gr13" draw:layer="layout" svg:width="0.926cm" svg:height="2.196cm" svg:x="14.587cm" svg:y="9.569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.164cm" svg:height="2.328cm" svg:x="8.661cm" svg:y="9.569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5" draw:text-style-name="P2" draw:layer="layout" svg:width="1.059cm" svg:height="3.105cm" svg:x="14.715cm" svg:y="3.51cm">
          <text:p text:style-name="P9"><text:span text:style-name="T4"></text:span></text:p>
          <text:p text:style-name="P9"><text:span text:style-name="T4">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frame draw:style-name="gr13" draw:layer="layout" svg:width="0.393cm" svg:height="0.926cm" svg:x="15.165cm" svg:y="5.847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0.529cm" svg:height="1.058cm" svg:x="15.134cm" svg:y="7.62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5" draw:text-style-name="P2" draw:layer="layout" svg:width="3.598cm" svg:height="5.133cm" svg:x="15.452cm" svg:y="3.47cm">
          <text:p text:style-name="P10"><text:span text:style-name="T5">= confirm</text:span></text:p>
          <text:p text:style-name="P10"><text:span text:style-name="T5">= cancel</text:span></text:p>
          <text:p text:style-name="P11"><text:span text:style-name="T6"/></text:p>
          <text:p text:style-name="P10"><text:span text:style-name="T5">=</text:span></text:p>
          <text:p text:style-name="P12"><text:span text:style-name="T7"/></text:p>
          <text:p text:style-name="P10"><text:span text:style-name="T5">=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598cm" svg:height="1.479cm" svg:x="15.875cm" svg:y="5.512cm">
          <text:p text:style-name="P9"><text:span text:style-name="T5">turn clockwise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598cm" svg:height="2.088cm" svg:x="15.875cm" svg:y="7.02cm">
          <text:p text:style-name="P13"><text:span text:style-name="T5">turn counter-clockwise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752cm" svg:height="1.479cm" svg:x="6.985cm" svg:y="3.184cm">
          <text:p text:style-name="P14"><text:span text:style-name="T8">virtual menu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175cm" svg:height="1.479cm" svg:x="6.985cm" svg:y="7.629cm">
          <text:p text:style-name="P14"><text:span text:style-name="T8">current selec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482cm" svg:height="0.494cm" svg:x="9.525cm" svg:y="3.528cm">
          <text:p/>
          <draw:enhanced-geometry svg:viewBox="0 0 336 112" draw:type="non-primitive" draw:enhanced-path="M 0 16  C 68 8 136 0 192 16  C 248 32 292 72 336 112  N"/>
        </draw:custom-shape>
        <draw:custom-shape draw:style-name="gr16" draw:text-style-name="P2" draw:layer="layout" svg:width="3.175cm" svg:height="1.235cm" svg:x="8.678cm" svg:y="6.385cm">
          <text:p/>
          <draw:enhanced-geometry svg:viewBox="0 0 528 280" draw:type="non-primitive" draw:enhanced-path="M 0 280  C 52 180 104 80 192 40  C 280 0 404 20 528 40  N"/>
        </draw:custom-shape>
        <draw:custom-shape draw:style-name="gr17" draw:text-style-name="P2" draw:layer="layout" svg:width="0.419cm" svg:height="1.142cm" svg:x="11.858cm" svg:y="9.803cm">
          <text:p/>
          <draw:enhanced-geometry svg:viewBox="0 0 88 21600" draw:glue-points="44 ?f6 44 0 0 10800 44 21600 88 10800" draw:text-areas="0 ?f6 88 ?f3" draw:type="can" draw:modifiers="37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4.869cm" svg:height="1.785cm" svg:x="13.758cm" svg:y="12.052cm">
          <text:p text:style-name="P5"><text:span text:style-name="T8">input device (e.g. joystick)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4.393cm" svg:y1="12.898cm" svg:x2="12.065cm" svg:y2="10.57cm">
          <text:p/>
        </draw:line>
        <draw:frame draw:name="j" draw:style-name="gr1" draw:text-style-name="P1" draw:layer="layout" svg:width="0.211cm" svg:height="0.679cm" svg:x="11.007cm" svg:y="12.475cm">
          <draw:image xlink:href="Pictures/10000000000000200000006582429D67.png" xlink:type="simple" xlink:show="embed" xlink:actuate="onLoad">
            <text:p/>
          </draw:image>
        </draw:frame>
        <presentation:notes draw:style-name="dp2">
          <draw:page-thumbnail draw:style-name="gr11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OvalEnd_20_5" draw:display-name="msArrowOvalEnd 5" svg:viewBox="0 0 210 210" svg:d="m210 0c0-57-48-105-105-105s-105 48-105 105 48 105 105 105 105-48 105-105z"/>
    <draw:marker draw:name="msArrowStealthEnd_20_5" draw:display-name="msArrowStealthEnd 5" svg:viewBox="0 0 210 210" svg:d="m105 0 105 210-105-84-105 8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silvaj</meta:initial-creator>
    <meta:creation-date>2005-07-27T13:47:55</meta:creation-date>
    <dc:creator>Jorge Silva</dc:creator>
    <dc:date>2009-10-15T11:27:40</dc:date>
    <meta:editing-cycles>29</meta:editing-cycles>
    <meta:editing-duration>PT03H41M46S</meta:editing-duration>
    <meta:generator>OpenOffice.org/3.1$Linux OpenOffice.org_project/310m11$Build-9399</meta:generator>
    <meta:document-statistic meta:object-count="59"/>
  </office:meta>
</office:document-meta>
</file>